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margins" style:shadow="none" style:writing-mode="lr-tb"/>
    </style:style>
    <style:style style:name="Table1.A" style:family="table-column">
      <style:table-column-properties style:column-width="3.134in" style:rel-column-width="32768*"/>
    </style:style>
    <style:style style:name="Table1.B" style:family="table-column">
      <style:table-column-properties style:column-width="3.134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2.5in"/>
          <style:tab-stop style:position="2.9374in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f10b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paragraph-rsid="0011fa1a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paragraph-rsid="00173177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da9fe" officeooo:paragraph-rsid="000da9fe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11fa1a" officeooo:paragraph-rsid="0011fa1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164e7e" officeooo:paragraph-rsid="00164e7e"/>
    </style:style>
    <style:style style:name="T1" style:family="text">
      <style:text-properties style:font-name="Times New Roman" fo:font-size="12pt" fo:language="it" fo:country="IT" fo:font-weight="bold" officeooo:rsid="000f10bf" style:font-size-asian="12pt" style:font-weight-asian="bold" style:font-size-complex="12pt"/>
    </style:style>
    <style:style style:name="T2" style:family="text">
      <style:text-properties style:font-name="Times New Roman" fo:font-size="12pt" fo:language="it" fo:country="IT" fo:font-weight="bold" officeooo:rsid="0010fe90" style:font-size-asian="12pt" style:font-weight-asian="bold" style:font-size-complex="12pt"/>
    </style:style>
    <style:style style:name="T3" style:family="text">
      <style:text-properties officeooo:rsid="000c9ac6"/>
    </style:style>
    <style:style style:name="T4" style:family="text">
      <style:text-properties officeooo:rsid="000d86f1"/>
    </style:style>
    <style:style style:name="T5" style:family="text">
      <style:text-properties officeooo:rsid="0011fa1a"/>
    </style:style>
    <style:style style:name="T6" style:family="text">
      <style:text-properties officeooo:rsid="0012243f"/>
    </style:style>
    <style:style style:name="T7" style:family="text">
      <style:text-properties officeooo:rsid="00173177"/>
    </style:style>
    <style:style style:name="T8" style:family="text">
      <style:text-properties officeooo:rsid="0017b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MBAR PENGESAHAN</text:p>
      <text:p text:style-name="P5"><text:span text:style-name="T1">M</text:span><text:span text:style-name="T2">EMBANGUN WEB </text:span><text:span text:style-name="T1">API </text:span><text:span text:style-name="T2">DENGAN MENGGUNAKAN </text:span><text:span text:style-name="T1">JSON </text:span><text:span text:style-name="T2">SEBAGAI FORMAT SERIALISASI</text:span><text:span text:style-name="T1"> </text:span><text:span text:style-name="T2">DATA</text:span></text:p>
      <text:p text:style-name="P2"/>
      <text:p text:style-name="P9">TUGAS AKHIR</text:p>
      <text:p text:style-name="P2"/>
      <text:p text:style-name="P2">JURUSAN TEKNIK INFORMATIKA</text:p>
      <text:p text:style-name="P2">FAKULTAS TEKNIK</text:p>
      <text:p text:style-name="P2">UNIVERSITAS WIDYATAMA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">Oleh :</text:p>
      <text:p text:style-name="P2">Nama : <text:span text:style-name="T3">Muhammad Ghazali</text:span></text:p>
      <text:p text:style-name="P3"><text:tab/>NPM <text:tab/>: 06.06.0<text:span text:style-name="T3">36</text:span></text:p>
      <text:p text:style-name="P2">Telah disetujui dan disahkan di Bandung, <text:s text:c="6"/><text:span text:style-name="T4">Mei </text:span>201<text:span text:style-name="T4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embimbing Tugas Akhir</text:p>
          </table:table-cell>
          <table:table-cell table:style-name="Table1.A1" office:value-type="string">
            <text:p text:style-name="P6"><text:span text:style-name="T5">Ketua Program Studi </text:span><text:span text:style-name="T6">Teknik Informatika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1.A1" office:value-type="string">
            <text:p text:style-name="P11">Sriyani Violina, S.T, M.T.</text:p>
          </table:table-cell>
          <table:table-cell table:style-name="Table1.A1" office:value-type="string">
            <text:p text:style-name="P7"><text:span text:style-name="T7">Dr. Savitri Galih, </text:span><text:span text:style-name="T8">S. Si, M.T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24</meta:editing-cycles>
    <meta:print-date>2010-01-26T03:18:00</meta:print-date>
    <meta:creation-date>2010-01-26T03:16:00</meta:creation-date>
    <dc:date>2013-05-29T13:44:56</dc:date>
    <meta:editing-duration>PT5M23S</meta:editing-duration>
    <meta:generator>LibreOffice/4.0.3.3$Linux_x86 LibreOffice_project/400m0$Build-3</meta:generator>
    <meta:document-statistic meta:table-count="1" meta:image-count="0" meta:object-count="0" meta:page-count="1" meta:paragraph-count="14" meta:word-count="56" meta:character-count="380" meta:non-whitespace-character-count="330"/>
    <meta:template xlink:type="simple" xlink:actuate="onRequest" xlink:title="Normal.dotm" xlink:href=""/>
  </office:meta>
</office:document-meta>
</file>